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33A10DF8B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43f6a" officeooo:paragraph-rsid="0015d008"/>
    </style:style>
    <style:style style:name="P2" style:family="paragraph" style:parent-style-name="Standard">
      <style:text-properties officeooo:rsid="000a4c8b" officeooo:paragraph-rsid="0015d008"/>
    </style:style>
    <style:style style:name="P3" style:family="paragraph" style:parent-style-name="Standard">
      <style:text-properties officeooo:rsid="000b882c" officeooo:paragraph-rsid="0015d008"/>
    </style:style>
    <style:style style:name="P4" style:family="paragraph" style:parent-style-name="Standard">
      <style:text-properties officeooo:rsid="000cb799" officeooo:paragraph-rsid="0015d008"/>
    </style:style>
    <style:style style:name="P5" style:family="paragraph" style:parent-style-name="Standard">
      <style:text-properties officeooo:rsid="000d3228" officeooo:paragraph-rsid="0015d008"/>
    </style:style>
    <style:style style:name="P6" style:family="paragraph" style:parent-style-name="Standard">
      <style:text-properties officeooo:rsid="007a38fd" officeooo:paragraph-rsid="0015d008"/>
    </style:style>
    <style:style style:name="P7" style:family="paragraph" style:parent-style-name="Standard">
      <style:text-properties officeooo:rsid="007a4c4d" officeooo:paragraph-rsid="0015d008"/>
    </style:style>
    <style:style style:name="P8" style:family="paragraph" style:parent-style-name="Standard">
      <style:text-properties officeooo:rsid="000eb1be" officeooo:paragraph-rsid="0015d008"/>
    </style:style>
    <style:style style:name="P9" style:family="paragraph" style:parent-style-name="Standard">
      <style:text-properties officeooo:rsid="000f249c" officeooo:paragraph-rsid="0015d008"/>
    </style:style>
    <style:style style:name="P10" style:family="paragraph" style:parent-style-name="Standard">
      <style:text-properties officeooo:rsid="00a6f4a8" officeooo:paragraph-rsid="0015d008"/>
    </style:style>
    <style:style style:name="P11" style:family="paragraph" style:parent-style-name="Heading_20_2">
      <style:paragraph-properties fo:text-align="center" style:justify-single-word="false"/>
      <style:text-properties officeooo:rsid="000a4c8b" officeooo:paragraph-rsid="0015d008"/>
    </style:style>
    <style:style style:name="P12" style:family="paragraph" style:parent-style-name="Heading_20_2">
      <style:paragraph-properties fo:text-align="center" style:justify-single-word="false"/>
      <style:text-properties officeooo:paragraph-rsid="0015d008"/>
    </style:style>
    <style:style style:name="P13" style:family="paragraph" style:parent-style-name="Text_20_body">
      <style:paragraph-properties fo:text-align="center" style:justify-single-word="false"/>
      <style:text-properties style:text-position="0% 100%" officeooo:rsid="00373677" officeooo:paragraph-rsid="0015d008"/>
    </style:style>
    <style:style style:name="T1" style:family="text">
      <style:text-properties style:text-position="0% 100%" officeooo:rsid="00373677"/>
    </style:style>
    <style:style style:name="T2" style:family="text">
      <style:text-properties style:text-position="0% 100%" style:font-name="DoloresCyr" officeooo:rsid="00373677"/>
    </style:style>
    <style:style style:name="T3" style:family="text">
      <style:text-properties officeooo:rsid="009b150f"/>
    </style:style>
    <style:style style:name="T4" style:family="text">
      <style:text-properties officeooo:rsid="008cd2f5"/>
    </style:style>
    <style:style style:name="T5" style:family="text">
      <style:text-properties officeooo:rsid="00a0a4ab"/>
    </style:style>
    <style:style style:name="T6" style:family="text">
      <style:text-properties officeooo:rsid="00f2c1e4"/>
    </style:style>
    <style:style style:name="T7" style:family="text">
      <style:text-properties officeooo:rsid="02b0c3e7"/>
    </style:style>
    <style:style style:name="T8" style:family="text">
      <style:text-properties officeooo:rsid="00a26249"/>
    </style:style>
    <style:style style:name="T9" style:family="text">
      <style:text-properties officeooo:rsid="000cb799"/>
    </style:style>
    <style:style style:name="T10" style:family="text">
      <style:text-properties officeooo:rsid="00a2e7a5"/>
    </style:style>
    <style:style style:name="T11" style:family="text">
      <style:text-properties officeooo:rsid="007a38fd"/>
    </style:style>
    <style:style style:name="T12" style:family="text">
      <style:text-properties officeooo:rsid="00a43642"/>
    </style:style>
    <style:style style:name="T13" style:family="text">
      <style:text-properties officeooo:rsid="007a4c4d"/>
    </style:style>
    <style:style style:name="T14" style:family="text">
      <style:text-properties officeooo:rsid="008db352"/>
    </style:style>
    <style:style style:name="T15" style:family="text">
      <style:text-properties officeooo:rsid="00a60aea"/>
    </style:style>
    <style:style style:name="T16" style:family="text">
      <style:text-properties officeooo:rsid="00a75583"/>
    </style:style>
    <style:style style:name="T17" style:family="text">
      <style:text-properties officeooo:rsid="00a893dc"/>
    </style:style>
    <style:style style:name="T18" style:family="text">
      <style:text-properties officeooo:rsid="0010b190"/>
    </style:style>
    <style:style style:name="T19" style:family="text">
      <style:text-properties officeooo:rsid="00443f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h text:style-name="P12" text:outline-level="2"><text:bookmark-start text:name="__RefHeading__53477_81247619"/><text:span text:style-name="T1">*** <text:s text:c="2"/></text:span><text:bookmark-start text:name="детство"/><text:span text:style-name="T2">детство</text:span><text:bookmark-end text:name="детство"/><text:span text:style-name="T1"> <text:s text:c="2"/>***</text:span><text:bookmark-end text:name="__RefHeading__53477_81247619"/></text:h>
      <text:p text:style-name="P13"/>
      <text:p text:style-name="P2">Первой засечкой, чертой, откуда <text:span text:style-name="T3">начина</text:span>ется отсчёт моей нелегендарной истории, служит воспоминание солнечного утра, <text:span text:style-name="T3">в котором</text:span> мама ведёт меня в детский сад и мы останавливаемся на взгорочке, пережидая пока пройдёт толпа людей в чёрном, откуда мне кричат весёлые приветы, прихохатывают, а я важно держу маму за руку — вон сколько взрослых зэков знают меня по имени!</text:p>
      <text:p text:style-name="P2">Мне невдомёк тогда было, что <text:span text:style-name="T4">это</text:span> общее внимание вызвано присутствием такой молодой и красивой мамы...</text:p>
      <text:p text:style-name="P2"/>
      <text:p text:style-name="P2">Зэки строили каменные дома, два квартала на <text:span text:style-name="T5">Г</text:span>орке, и когда <text:span text:style-name="T5">закончили </text:span>первый, наша многодетная семья получила двухкомнатную квартиру на верхнем — втором — этаже восьмиквартирного дома.</text:p>
      <text:p text:style-name="P3">Квартал состоял из шести двухэтажных зданий по периметру прямоугольного двора, вот так:</text:p>
      <text:p text:style-name="P3"/>
      <text:p text:style-name="P3"><draw:frame draw:style-name="fr1" draw:name="Image1" text:anchor-type="paragraph" svg:width="5.4591in" svg:height="3.448in" draw:z-index="0"><draw:image xlink:href="Pictures/10000000000001E600000133A10DF8BD.png" xlink:type="simple" xlink:show="embed" xlink:actuate="onLoad"/></draw:frame>Подъезды всех домов смотрели внутрь двора; в зданиях поменьше их было по одному, а в угловых — по три.</text:p>
      <text:p text:style-name="P3">Квартал окружала бетонная лента дороги, а напротив двух <text:span text:style-name="T5">соседствующих </text:span>угловых зданий <text:s/>зэки достраивали квартал-близнец — зеркальное отражение первого.</text:p>
      <text:p text:style-name="P3">Я убегал играть к ним на стройку, а когда привозили обед, они делились со мной баландой.</text:p>
      <text:p text:style-name="P3">По <text:span text:style-name="T5">замелькавшим в моей речи </text:span><text:s/>ново<text:span text:style-name="T6">приобретённым </text:span>выражени<text:span text:style-name="T6">ям</text:span>, родители быстро вычислили <text:s/>круг общения <text:span text:style-name="T7">своего первенца </text:span>и поспешили отдать меня в детский сад.</text:p>
      <text:p text:style-name="P3">А когда второй квартал был завершён, зэки вообще исчезли и в дальнейшем строительные работы на Объекте (у того «почтового ящика» было ещё и такое наименование) выполняли солдаты в чёрных погонах, «чёрнопогонники». </text:p>
      <text:p text:style-name="P3">Кроме них на Объекте были ещё <text:s/>солдаты «краснопогонники», но чем они там занимались не знаю до сих пор.</text:p>
      <text:p text:style-name="P3"/>
      <text:p text:style-name="P3"><text:span text:style-name="T5">К</text:span>вартал<text:span text:style-name="T5">ы</text:span> располагались в самой высокой части Объекта, <text:span text:style-name="T5">за что её и называли Горкой,</text:span> и <text:s/>за окружающей их бетонной полосой дороги со всех сторон рос лес.</text:p>
      <text:p text:style-name="P3"><text:soft-page-break/>Дорога в садик <text:span text:style-name="T5">начиналась спуском</text:span> к ограждённым баракам учебки для солдат-новобранцев, <text:s/><text:span text:style-name="T4">но, чуть-чуть не доходя до ворот, от неё</text:span> ответвлялась широкая тропа в сосновый лесок, <text:span text:style-name="T8">в обход</text:span> <text:s/>учебк<text:span text:style-name="T8">и</text:span> и большо<text:span text:style-name="T8">го</text:span> чёрн<text:span text:style-name="T8">ого</text:span> пруд<text:span text:style-name="T8">а</text:span> под <text:span text:style-name="T8">большими </text:span>деревьями; затем ещё один спуск, через густой ельник, и <text:span text:style-name="T4">вот уже </text:span>тропа подводи<text:span text:style-name="T4">т</text:span> к забору с воротами, а внутри двухэтажный дом и площадки для игр, где кроме песочниц и теремков, <text:span text:style-name="T9">стоит даже настоящий носатый автобус; без колёс, правда, но с рулём и сиденьями.</text:span> </text:p>
      <text:p text:style-name="P4"><text:span text:style-name="T8">Н</text:span>а первом этаже <text:span text:style-name="T8">нужно снять пальто и ботинки, оставить их в одном из высоких узких шкафчиков раздевалки и, уже в тапочках, подыматься по лестнице на второй</text:span>, <text:span text:style-name="T8">где</text:span> <text:span text:style-name="T8">комнаты групп</text:span> и столовая.</text:p>
      <text:p text:style-name="P4"/>
      <text:p text:style-name="P4"><text:span text:style-name="T4">Моя д</text:span>етсад<text:span text:style-name="T7">овск</text:span>ая жизнь складывалась из разных чувств и ощущений.</text:p>
      <text:p text:style-name="P5">Чувство победы в тот день, когда <text:span text:style-name="T10">меня пришли забирать</text:span> <text:span text:style-name="T10">из садика</text:span> и я, с подачи мамы, вдруг обнаружил, что могу сам завязывать ботиночные шнурки на бантик.</text:p>
      <text:p text:style-name="P5">Горечь поражения в то утро, когда <text:span text:style-name="T10">эти гадские </text:span>шнурки оказались <text:span text:style-name="T10">с</text:span>тянутыми в тугие <text:span text:style-name="T10">мокрые </text:span>узлы <text:span text:style-name="T10">и</text:span> маме пришлось <text:span text:style-name="T10">их</text:span> распутывать, опаздывая на работу.</text:p>
      <text:p text:style-name="P5">В детсадике ничего не знаешь наперёд <text:span text:style-name="T9">—</text:span> <text:span text:style-name="T10">когда что будет</text:span>.</text:p>
      <text:p text:style-name="P5">Там иногда вставляют в нос поблескивающую трубку на тонком резиновом шланге и <text:span text:style-name="T11">пшикают через неё</text:span> противный порошок, или заставляют разом выпить <text:span text:style-name="T10">целую </text:span>столовую ложку <text:span text:style-name="T10">противного </text:span>рыбьего жира.</text:p>
      <text:p text:style-name="P5">А ну-<text:span text:style-name="T10">ка</text:span>, давай! Знаешь как полезно?!</text:p>
      <text:p text:style-name="P6">Самое жуткое, когда объяв<text:span text:style-name="T12">я</text:span>т, что сегодня <text:span text:style-name="T12">всем </text:span>делают укол. </text:p>
      <text:p text:style-name="P6">Дети выстраиваются в шеренгу и по одному подходят к столу с <text:s/>железной коробочкой, откуда медсестра доста<text:span text:style-name="T13">ё</text:span>т сменный иглы своего шприца. </text:p>
      <text:p text:style-name="P6">Чем ближе к ней, тем сильнее стискивает страх и ты зави<text:span text:style-name="T12">дуешь</text:span> счастливчик<text:span text:style-name="T12">ам</text:span>, <text:span text:style-name="T12">для</text:span> которых укол <text:span text:style-name="T12">уже </text:span>позади и они отходят от стола, прижимая к предплечью кусочек ваты, <text:span text:style-name="T12">приложенный медсестрой к месту укола. </text:span></text:p>
      <text:p text:style-name="P7">Хорошо, что сегодня не «под лопатку», дети в шеренге шепчутся, что <text:span text:style-name="T12">это</text:span> самый страшный <text:span text:style-name="T12">из всех уколов</text:span>.</text:p>
      <text:p text:style-name="P5">Зато по субботам на обед да<text:span text:style-name="T14">ют</text:span> полстакана сметаны посыпанной сахарным песком, <text:span text:style-name="T15">не отправляют по <text:s/>кроваткам на</text:span> <text:s/>«тих<text:span text:style-name="T15">ий</text:span> час», <text:span text:style-name="T15">а вместо этого</text:span> за<text:span text:style-name="T14">вешивают</text:span> окна столовой тёмными одеялами и на белой стене показыва<text:span text:style-name="T14">ют</text:span> диафильмы — плёнки сменяющихся кадров с белыми надписями <text:span text:style-name="T15">внизу</text:span>.</text:p>
      <text:p text:style-name="P5">Воспитательница прочит<text:span text:style-name="T14">ает строчки надписи</text:span>, <text:span text:style-name="T15">пере</text:span>спр<text:span text:style-name="T14">осит</text:span> все ли всё рассмотрели <text:span text:style-name="T15">в картинке </text:span>и <text:span text:style-name="T14">перекручивает</text:span> на следующий кадр <text:span text:style-name="T14">плёнки</text:span>, где матрос Железняк захватывает белогвардейский бронепоезд, или ржавый гвоздь выходит новеньким из сталеплавильной печи — смотря какой фильм зарядили в проектор.</text:p>
      <text:p text:style-name="P8">Мне трепетно нравились эти субботние сеансы: затемнённая комната; лучики света из прорезей в стенках проектора; голос вещающий из мрака — превращали их в некое таинство.</text:p>
      <text:p text:style-name="P8"/>
      <text:p text:style-name="P8">Пожалуй, садик мне больше нравился, чем наоборот, хотя порою я там напарывался на скрытые рифы.</text:p>
      <text:p text:style-name="P8">Однажды, папа дома починил будильник и, отдавая его маме сказал: «Готово — с тебя бутылка!»</text:p>
      <text:p text:style-name="P8">Меня почему-то привели в восторг эти слова и я похвастался ими перед <text:s/>согруппниками <text:span text:style-name="T7">в детсаде</text:span>, а в конце дня воспитательница сообщила об этом забиравшей меня маме.</text:p>
      <text:p text:style-name="P8">По дороге домой мама меня стыдила и объясняла, что нельзя совсем уж всем делиться вне дома, а вдруг подумают, что мой папа — алкоголик. Хорошо будет?</text:p>
      <text:p text:style-name="P8">Как я себя в тот миг ненавидел!</text:p>
      <text:p text:style-name="P8"/>
      <text:p text:style-name="P8">И именно в садике я впервые в жизни <text:span text:style-name="T16">полюбил</text:span>, <text:span text:style-name="T16">но не открылся ей, с горечью и грустью сознавая безнадёжность такой любви </text:span><text:s/>— <text:span text:style-name="T16">неодолимая, как бездонная пропасть,</text:span> разница возраста отделяла <text:s/>меня от черноволосой смуглянки с яркими виш<text:span text:style-name="T16">енка</text:span>ми глаз.</text:p>
      <text:p text:style-name="P8"><text:soft-page-break/>Она была на два года младше.</text:p>
      <text:p text:style-name="P9">А какими недосягаемо взрослыми <text:span text:style-name="T14">казались</text:span> бывшие воспитанницы садика, <text:span text:style-name="T14">что посетили</text:span> его после школьных занятий в их первом классе. </text:p>
      <text:p text:style-name="P9"><text:span text:style-name="T17">Важные и </text:span>степенные, <text:span text:style-name="T17">в праздничных белых фартучках, они </text:span>так сдержанно отвечали на расспросы воспитательницы нашей средней группы.</text:p>
      <text:p text:style-name="P10"><text:s/></text:p>
      <text:p text:style-name="P9"><text:s/><text:span text:style-name="T7">Р</text:span>аботницы детского сада <text:span text:style-name="T14">носили</text:span> белые халаты <text:span text:style-name="T17">ежедневно, но не все</text:span>. </text:p>
      <text:p text:style-name="P9">Одна<text:span text:style-name="T17">жды одна</text:span> из них усадила меня <text:span text:style-name="T14"><text:s/></text:span>на скамейк<text:span text:style-name="T17">у</text:span> рядом с собой, чтоб утешить <text:span text:style-name="T14">уж</text:span> не помню <text:span text:style-name="T14">от</text:span> какого горя — царапины на коленке, или свежей шишки на лбу — но что её звали Зиной, это <text:span text:style-name="T17">наверняка</text:span>.</text:p>
      <text:p text:style-name="P9">Ласковая ладонь поглаживала мою голову и я, забыв плакать, прижался щекой <text:span text:style-name="T17">и </text:span>виском <text:s/>к её левой груди, зажмурил глаза от <text:span text:style-name="T17">тёплого </text:span>солнца <text:span text:style-name="T17">и</text:span> слуша<text:span text:style-name="T17">л</text:span> глухие толчки её сердца под зелёным платьем <text:span text:style-name="T17">с запахом </text:span><text:s/>лет<text:span text:style-name="T17">а</text:span>, пока <text:s/>не <text:span text:style-name="T17">раздался крик</text:span> от здания:</text:p>
      <text:p text:style-name="P9">- Зинаида!</text:p>
      <text:p text:style-name="P9"/>
      <text:p text:style-name="P9">А дома у нас жила бабушка приехавшая из Рязани, потому что мама пошла работать, а кому-то же надо держать Саньку с Натаней.</text:p>
      <text:p text:style-name="P9">Баба Марфа носила ситцевую блузу поверх прямой юбки до пола и белый, в голубую крапинку, платок на голове, завязанный уголками под круглым подбородком.</text:p>
      <text:p text:style-name="P9"/>
      <text:p text:style-name="P9">Мамина работа в три смены — она дежурит на насосной станции; <text:span text:style-name="T18">у папы столько же смен на дизельной. Я не знаю где это, но догадываюсь, что в лесу, потому что иногда папа приносит с работы хлеб от зайчика завёрнутый в газету.</text:span></text:p>
      <text:p text:style-name="P9">- <text:span text:style-name="T19">Иду, а тут зайчик под деревом, вот, говорит, отнеси это Серёжке и Сашке с Наташкой.</text:span></text:p>
      <text:p text:style-name="P1">Хлеб от зайчика вкуснее, чем тот, который мама нарезает к обед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06:02.951284124</meta:creation-date>
    <dc:date>2017-02-27T20:06:36.595309722</dc:date>
    <dc:creator>sehrguey </dc:creator>
    <meta:editing-duration>PT33S</meta:editing-duration>
    <meta:editing-cycles>1</meta:editing-cycles>
    <meta:document-statistic meta:table-count="0" meta:image-count="1" meta:object-count="0" meta:page-count="3" meta:paragraph-count="46" meta:word-count="1002" meta:character-count="6454" meta:non-whitespace-character-count="5452"/>
    <meta:generator>LibreOffice/4.3.3.2$Linux_x86 LibreOffice_project/430m0$Build-2</meta:generator>
  </office:meta>
</office:document-meta>
</file>